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41cm"/>
      <style:text-properties style:font-name="Abyssinica SIL" fo:font-size="10.5pt" officeooo:rsid="001037fb" officeooo:paragraph-rsid="001037fb" style:font-size-asian="10.5pt" style:font-size-complex="10.5pt"/>
    </style:style>
    <style:style style:name="P2" style:family="paragraph" style:parent-style-name="Standard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P3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style:font-size-asian="10.5pt" style:font-size-complex="10.5pt"/>
    </style:style>
    <style:style style:name="P4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0d6206" officeooo:paragraph-rsid="000d6206" style:font-size-asian="10.5pt" style:font-size-complex="10.5pt"/>
    </style:style>
    <style:style style:name="P5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0eca1d" officeooo:paragraph-rsid="000eca1d" style:font-size-asian="10.5pt" style:font-size-complex="10.5pt"/>
    </style:style>
    <style:style style:name="P6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104ae3" officeooo:paragraph-rsid="00104ae3" style:font-size-asian="10.5pt" style:font-size-complex="10.5pt"/>
    </style:style>
    <style:style style:name="P7" style:family="paragraph" style:parent-style-name="Standard">
      <style:paragraph-properties fo:margin-left="0cm" fo:margin-right="0cm" style:line-height-at-least="0.741cm" fo:text-indent="0cm" style:auto-text-indent="false"/>
      <style:text-properties style:font-name="Abyssinica SIL" fo:font-size="10.5pt" officeooo:rsid="000d6206" officeooo:paragraph-rsid="000d6206" style:font-size-asian="10.5pt" style:font-size-complex="10.5pt"/>
    </style:style>
    <style:style style:name="P8" style:family="paragraph" style:parent-style-name="Standard">
      <style:paragraph-properties fo:margin-left="0cm" fo:margin-right="0cm" style:line-height-at-least="0.741cm" fo:text-indent="0cm" style:auto-text-indent="false"/>
      <style:text-properties style:font-name="Abyssinica SIL" fo:font-size="10.5pt" officeooo:rsid="000eca1d" officeooo:paragraph-rsid="000eca1d" style:font-size-asian="10.5pt" style:font-size-complex="10.5pt"/>
    </style:style>
    <style:style style:name="P9" style:family="paragraph" style:parent-style-name="Standard">
      <style:paragraph-properties fo:margin-left="0cm" fo:margin-right="0cm" style:line-height-at-least="0.741cm" fo:text-indent="0cm" style:auto-text-indent="false"/>
      <style:text-properties style:font-name="Abyssinica SIL" fo:font-size="10.5pt" officeooo:rsid="000f9036" officeooo:paragraph-rsid="000f9036" style:font-size-asian="10.5pt" style:font-size-complex="10.5pt"/>
    </style:style>
    <style:style style:name="P10" style:family="paragraph" style:parent-style-name="Standard" style:list-style-name="L1">
      <style:paragraph-properties style:line-height-at-least="0.741cm"/>
      <style:text-properties style:font-name="Abyssinica SIL" fo:font-size="10.5pt" officeooo:rsid="000f9036" officeooo:paragraph-rsid="000f9036" style:font-size-asian="10.5pt" style:font-size-complex="10.5pt"/>
    </style:style>
    <style:style style:name="P11" style:family="paragraph" style:parent-style-name="Standard" style:list-style-name="L1">
      <style:paragraph-properties style:line-height-at-least="0.741cm"/>
      <style:text-properties style:font-name="Abyssinica SIL" fo:font-size="10.5pt" officeooo:rsid="001037fb" officeooo:paragraph-rsid="001037fb" style:font-size-asian="10.5pt" style:font-size-complex="10.5pt"/>
    </style:style>
    <style:style style:name="P12" style:family="paragraph" style:parent-style-name="Standard" style:list-style-name="L1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P13" style:family="paragraph" style:parent-style-name="Standard" style:list-style-name="L2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P14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0d6206" officeooo:paragraph-rsid="000d6206" style:font-size-asian="10.5pt" style:font-size-complex="10.5pt"/>
    </style:style>
    <style:style style:name="T1" style:family="text">
      <style:text-properties officeooo:rsid="000d6206"/>
    </style:style>
    <style:style style:name="T2" style:family="text">
      <style:text-properties officeooo:rsid="000eca1d"/>
    </style:style>
    <style:style style:name="T3" style:family="text">
      <style:text-properties officeooo:rsid="000f9036"/>
    </style:style>
    <style:style style:name="T4" style:family="text">
      <style:text-properties officeooo:rsid="001037fb"/>
    </style:style>
    <style:style style:name="T5" style:family="text">
      <style:text-properties officeooo:rsid="0011ea33"/>
    </style:style>
    <style:style style:name="T6" style:family="text">
      <style:text-properties officeooo:rsid="0012255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 day i got a second chance to prepare a note for devops by losting the note book.</text:p>
      <text:p text:style-name="P3">now first have to go with git pro, maven by example, jenkins by examples, docker documents,</text:p>
      <text:p text:style-name="P3">up to now these 4 tool are complited </text:p>
      <text:p text:style-name="P3">git:</text:p>
      <text:p text:style-name="P4">version control systems </text:p>
      <text:p text:style-name="P4">centrol and distributed version control systems</text:p>
      <text:p text:style-name="P4">what is version</text:p>
      <text:p text:style-name="P3">1.what is git </text:p>
      <text:p text:style-name="P3">2.why we use git</text:p>
      <text:p text:style-name="P3">3.<text:span text:style-name="T1">what are the advantages of git </text:span></text:p>
      <text:p text:style-name="P4">4.how to install git </text:p>
      <text:p text:style-name="P4">5.how to commit the files?</text:p>
      <text:p text:style-name="P4">Concepts:</text:p>
      <text:p text:style-name="P5">clone a project, init, local/remote repositories, git hub,</text:p>
      <text:p text:style-name="P4">1.stagig (untracked, tracked , modified,staged,)</text:p>
      <text:p text:style-name="P4">2.commit, (logs, checksums, SHA-1,commit messages,<text:span text:style-name="T5">undoing commits</text:span>)</text:p>
      <text:p text:style-name="P6">reverting commits ,bitmaping ,backups for commits</text:p>
      <text:p text:style-name="P4">--<text:span text:style-name="T6">git stash</text:span></text:p>
      <text:p text:style-name="P4">3.branching <text:span text:style-name="T2">(oring, master, remote branches)</text:span></text:p>
      <text:p text:style-name="P4">4.merging <text:span text:style-name="T2">(safemerging, conflicts)</text:span></text:p>
      <text:p text:style-name="P4">pull,push , <text:span text:style-name="T2">fetch</text:span></text:p>
      <text:p text:style-name="P4">5.rebase</text:p>
      <text:p text:style-name="P4">6.taging</text:p>
      <text:p text:style-name="P4">7.ssh key configure</text:p>
      <text:p text:style-name="P7"/>
      <text:p text:style-name="P7"/>
      <text:p text:style-name="P8">Maven:</text:p>
      <text:p text:style-name="P8">1.what ,why, when –Maven?</text:p>
      <text:p text:style-name="P8">--<text:span text:style-name="T3">differences between ANT and MAVEN <text:s/>( XML/POM.XML )</text:span></text:p>
      <text:p text:style-name="P8">2.installation</text:p>
      <text:p text:style-name="P8">3.path vairiable setting in .bashrc file </text:p>
      <text:p text:style-name="P8">4.prerequisites installing JDK</text:p>
      <text:p text:style-name="P8">5.project creation-- $mvn archetype GAV (groupid,artifact id, version)</text:p>
      <text:p text:style-name="P8">6. project stracture (directories going to create -scr-main,test – com- java)</text:p>
      <text:p text:style-name="P8"><text:soft-page-break/>7.project compiation – $mvn install <text:s text:c="2"/>creating artifacts (jar/war/ear files)</text:p>
      <text:p text:style-name="P8">8.<text:span text:style-name="T3">pom.xml file format –(will have multiple pom.xml file for multimodule projects , this will help in complilatio part.)</text:span></text:p>
      <text:p text:style-name="P9">9.dependencies</text:p>
      <text:p text:style-name="P9">10.build life cycles </text:p>
      <text:p text:style-name="P9"/>
      <text:p text:style-name="P9">Jenkins:</text:p>
      <text:list xml:id="list8331086395252931222" text:style-name="L1">
        <text:list-item>
          <text:p text:style-name="P10">what ,why ,when -Jenkins? <text:s text:c="4"/>(once apon a tiome it also called as hodson also)</text:p>
        </text:list-item>
        <text:list-item>
          <text:p text:style-name="P10">Installation of jenkins –before this we need to install a webserver -apache tomcat</text:p>
          <text:p text:style-name="P10">then just doploy (copy) the jenkins.war file to webapps directory of the tomcat server.</text:p>
        </text:list-item>
        <text:list-item>
          <text:p text:style-name="P10">Go to browser then- <text:span text:style-name="T4">localhost:8080/jenkins</text:span></text:p>
        </text:list-item>
        <text:list-item>
          <text:p text:style-name="P11">new job for creation a job </text:p>
        </text:list-item>
        <text:list-item>
          <text:p text:style-name="P11">manage plugins (git,maven)</text:p>
        </text:list-item>
        <text:list-item>
          <text:p text:style-name="P11">shedule builds , triggeres</text:p>
        </text:list-item>
        <text:list-item>
          <text:p text:style-name="P12">taking backups of buils , reports </text:p>
        </text:list-item>
      </text:list>
      <text:p text:style-name="P1"/>
      <text:p text:style-name="P1"/>
      <text:p text:style-name="P1"/>
      <text:p text:style-name="P1"/>
      <text:p text:style-name="P2">Docker:</text:p>
      <text:list xml:id="list5819575154526161901" text:style-name="L2">
        <text:list-item>
          <text:p text:style-name="P13">what why when –docker</text:p>
        </text:list-item>
        <text:list-item>
          <text:p text:style-name="P13">virtualization concept vm/docker</text:p>
        </text:list-item>
        <text:list-item>
          <text:p text:style-name="P13">how the os systems kernal is going to share with docker contraines</text:p>
        </text:list-item>
        <text:list-item>
          <text:p text:style-name="P13">docker images/containers</text:p>
        </text:list-item>
        <text:list-item>
          <text:p text:style-name="P13">creating own images / docker hub images</text:p>
        </text:list-item>
        <text:list-item>
          <text:p text:style-name="P13">creating containers /multiple container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8:55:11.678414124</meta:creation-date>
    <dc:date>2017-07-10T17:16:37.603137967</dc:date>
    <meta:editing-duration>PT8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306" meta:character-count="1993" meta:non-whitespace-character-count="1736"/>
  </office:meta>
</office:document-meta>
</file>